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2" style:font-name-asian="Liberation Sans2" style:font-name-complex="Liberation Sans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Liberation Sans2" style:font-name-asian="Liberation Sans2" style:font-name-complex="Liberation Sans2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↑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/>
          <table:table-cell table:style-name="ce12" table:number-columns-repeated="2"/>
          <table:table-cell table:style-name="ce15" office:value-type="string" calcext:value-type="string">
            <text:p>┌</text:p>
          </table:table-cell>
          <table:table-cell table:style-name="ce15" office:value-type="string" calcext:value-type="string">
            <text:p>−</text:p>
          </table:table-cell>
          <table:table-cell table:style-name="ce15" office:value-type="string" calcext:value-type="string">
            <text:p>┐</text:p>
          </table:table-cell>
          <table:table-cell table:style-name="ce12" table:number-columns-repeated="8"/>
          <table:table-cell table:style-name="ce21"/>
          <table:table-cell/>
          <table:table-cell table:style-name="ce7"/>
          <table:table-cell table:style-name="ce12" table:number-columns-repeated="2"/>
          <table:table-cell table:style-name="ce15" table:number-columns-repeated="3"/>
          <table:table-cell table:style-name="ce12" table:number-columns-repeated="8"/>
          <table:table-cell table:style-name="ce21"/>
          <table:table-cell table:number-columns-repeated="991"/>
        </table:table-row>
        <table:table-row table:style-name="ro1">
          <table:table-cell table:number-columns-repeated="2"/>
          <table:table-cell table:style-name="ce8"/>
          <table:table-cell table:style-name="Default" table:number-columns-repeated="2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│</text:p>
          </table:table-cell>
          <table:table-cell table:style-name="Default" table:number-columns-repeated="8"/>
          <table:table-cell table:style-name="ce22"/>
          <table:table-cell/>
          <table:table-cell table:style-name="ce10"/>
          <table:table-cell table:number-columns-repeated="13"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8"/>
          <table:table-cell table:style-name="Default" table:number-columns-repeated="2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style-name="Default" table:number-columns-repeated="8"/>
          <table:table-cell table:style-name="ce22"/>
          <table:table-cell/>
          <table:table-cell table:style-name="ce10"/>
          <table:table-cell table:number-columns-repeated="3"/>
          <table:table-cell table:style-name="Default" table:number-columns-repeated="9"/>
          <table:table-cell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9" office:value-type="string" calcext:value-type="string">
            <text:p>┌</text:p>
          </table:table-cell>
          <table:table-cell table:number-columns-repeated="2" table:style-name="ce2" office:value-type="string" calcext:value-type="string">
            <text:p>−</text:p>
          </table:table-cell>
          <table:table-cell table:style-name="ce3" office:value-type="string" calcext:value-type="string">
            <text:p>┘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style-name="ce2" office:value-type="string" calcext:value-type="string">
            <text:p>┌</text:p>
          </table:table-cell>
          <table:table-cell table:number-columns-repeated="7" table:style-name="ce2" office:value-type="string" calcext:value-type="string">
            <text:p>−</text:p>
          </table:table-cell>
          <table:table-cell table:style-name="ce23" office:value-type="string" calcext:value-type="string">
            <text:p>┐</text:p>
          </table:table-cell>
          <table:table-cell/>
          <table:table-cell table:style-name="ce10"/>
          <table:table-cell table:number-columns-repeated="3"/>
          <table:table-cell table:style-name="Default" table:number-columns-repeated="9"/>
          <table:table-cell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9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table:number-columns-repeated="2"/>
          <table:table-cell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table:number-columns-repeated="2"/>
          <table:table-cell office:value-type="string" calcext:value-type="string">
            <text:p>O</text:p>
          </table:table-cell>
          <table:table-cell table:style-name="ce2" table:number-columns-repeated="2"/>
          <table:table-cell office:value-type="string" calcext:value-type="string">
            <text:p>O</text:p>
          </table:table-cell>
          <table:table-cell table:style-name="ce23" office:value-type="string" calcext:value-type="string">
            <text:p>│</text:p>
          </table:table-cell>
          <table:table-cell/>
          <table:table-cell table:style-name="ce10"/>
          <table:table-cell table:number-columns-repeated="3"/>
          <table:table-cell table:style-name="Default" table:number-columns-repeated="9"/>
          <table:table-cell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9" office:value-type="string" calcext:value-type="string">
            <text:p>└</text:p>
          </table:table-cell>
          <table:table-cell table:number-columns-repeated="2" table:style-name="ce2" office:value-type="string" calcext:value-type="string">
            <text:p>−</text:p>
          </table:table-cell>
          <table:table-cell table:style-name="ce2" office:value-type="string" calcext:value-type="string">
            <text:p>┐</text:p>
          </table:table-cell>
          <table:table-cell table:style-name="ce2"/>
          <table:table-cell table:number-columns-repeated="2"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┌</text:p>
          </table:table-cell>
          <table:table-cell table:number-columns-repeated="5" table:style-name="ce2" office:value-type="string" calcext:value-type="string">
            <text:p>−</text:p>
          </table:table-cell>
          <table:table-cell table:style-name="ce24" office:value-type="string" calcext:value-type="string">
            <text:p>┘</text:p>
          </table:table-cell>
          <table:table-cell/>
          <table:table-cell table:style-name="ce10"/>
          <table:table-cell table:number-columns-repeated="3"/>
          <table:table-cell table:style-name="Default" table:number-columns-repeated="9"/>
          <table:table-cell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2" office:value-type="string" calcext:value-type="string">
            <text:p>│</text:p>
          </table:table-cell>
          <table:table-cell table:style-name="ce2"/>
          <table:table-cell table:number-columns-repeated="2" table:style-name="ce2" office:value-type="string" calcext:value-type="string">
            <text:p>│</text:p>
          </table:table-cell>
          <table:table-cell/>
          <table:table-cell table:style-name="ce5" office:value-type="string" calcext:value-type="string">
            <text:p>│</text:p>
          </table:table-cell>
          <table:table-cell table:number-columns-repeated="5"/>
          <table:table-cell table:style-name="ce25"/>
          <table:table-cell/>
          <table:table-cell table:style-name="ce10"/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┌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┐</text:p>
          </table:table-cell>
          <table:table-cell table:number-columns-repeated="3"/>
          <table:table-cell table:style-name="ce2" office:value-type="string" calcext:value-type="string">
            <text:p>┌</text:p>
          </table:table-cell>
          <table:table-cell table:style-name="ce2" office:value-type="string" calcext:value-type="string">
            <text:p>−</text:p>
          </table:table-cell>
          <table:table-cell table:style-name="ce23" office:value-type="string" calcext:value-type="string">
            <text:p>┐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│</text:p>
          </table:table-cell>
          <table:table-cell table:style-name="ce5" office:value-type="string" calcext:value-type="string">
            <text:p>│</text:p>
          </table:table-cell>
          <table:table-cell table:style-name="ce4" office:value-type="string" calcext:value-type="string">
            <text:p>↓</text:p>
          </table:table-cell>
          <table:table-cell table:style-name="ce5" office:value-type="string" calcext:value-type="string">
            <text:p>│</text:p>
          </table:table-cell>
          <table:table-cell table:number-columns-repeated="5"/>
          <table:table-cell table:style-name="ce25"/>
          <table:table-cell/>
          <table:table-cell table:style-name="ce10"/>
          <table:table-cell table:number-columns-repeated="3"/>
          <table:table-cell table:style-name="Default" table:number-columns-repeated="2"/>
          <table:table-cell table:style-name="ce2" office:value-type="string" calcext:value-type="string">
            <text:p>│</text:p>
          </table:table-cell>
          <table:table-cell table:style-name="ce4" office:value-type="string" calcext:value-type="string">
            <text:p>↑</text:p>
          </table:table-cell>
          <table:table-cell table:style-name="ce2" office:value-type="string" calcext:value-type="string">
            <text:p>│</text:p>
          </table:table-cell>
          <table:table-cell table:number-columns-repeated="3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│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style-name="ce5" office:value-type="string" calcext:value-type="string">
            <text:p>└</text:p>
          </table:table-cell>
          <table:table-cell table:style-name="ce5" office:value-type="string" calcext:value-type="string">
            <text:p>−</text:p>
          </table:table-cell>
          <table:table-cell table:style-name="ce3" office:value-type="string" calcext:value-type="string">
            <text:p>┘</text:p>
          </table:table-cell>
          <table:table-cell table:number-columns-repeated="5"/>
          <table:table-cell table:style-name="ce25"/>
          <table:table-cell/>
          <table:table-cell table:style-name="ce10"/>
          <table:table-cell table:number-columns-repeated="5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number-columns-repeated="3"/>
          <table:table-cell table:style-name="ce2" office:value-type="string" calcext:value-type="string">
            <text:p>│</text:p>
          </table:table-cell>
          <table:table-cell table:style-name="ce2"/>
          <table:table-cell table:style-name="ce23" office:value-type="string" calcext:value-type="string">
            <text:p>│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└</text:p>
          </table:table-cell>
          <table:table-cell table:number-columns-repeated="8" table:style-name="ce2" office:value-type="string" calcext:value-type="string">
            <text:p>−</text:p>
          </table:table-cell>
          <table:table-cell table:style-name="ce23" office:value-type="string" calcext:value-type="string">
            <text:p>┐</text:p>
          </table:table-cell>
          <table:table-cell/>
          <table:table-cell table:style-name="ce10"/>
          <table:table-cell table:number-columns-repeated="5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└</text:p>
          </table:table-cell>
          <table:table-cell table:number-columns-repeated="3" table:style-name="ce2" office:value-type="string" calcext:value-type="string">
            <text:p>−</text:p>
          </table:table-cell>
          <table:table-cell table:style-name="ce3" office:value-type="string" calcext:value-type="string">
            <text:p>┘</text:p>
          </table:table-cell>
          <table:table-cell table:style-name="ce2"/>
          <table:table-cell table:style-name="ce23" office:value-type="string" calcext:value-type="string">
            <text:p>│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↑</text:p>
          </table:table-cell>
          <table:table-cell table:style-name="ce2" table:number-columns-repeated="2"/>
          <table:table-cell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↓</text:p>
          </table:table-cell>
          <table:table-cell table:style-name="ce23" office:value-type="string" calcext:value-type="string">
            <text:p>│</text:p>
          </table:table-cell>
          <table:table-cell/>
          <table:table-cell table:style-name="ce10"/>
          <table:table-cell table:number-columns-repeated="5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table:number-columns-repeated="2"/>
          <table:table-cell office:value-type="string" calcext:value-type="string">
            <text:p>O</text:p>
          </table:table-cell>
          <table:table-cell table:style-name="ce2" table:number-columns-repeated="2"/>
          <table:table-cell table:style-name="ce4" office:value-type="string" calcext:value-type="string">
            <text:p>↑</text:p>
          </table:table-cell>
          <table:table-cell table:style-name="ce23" office:value-type="string" calcext:value-type="string">
            <text:p>│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2" office:value-type="string" calcext:value-type="string">
            <text:p>└</text:p>
          </table:table-cell>
          <table:table-cell table:number-columns-repeated="2" table:style-name="ce2" office:value-type="string" calcext:value-type="string">
            <text:p>−</text:p>
          </table:table-cell>
          <table:table-cell table:style-name="ce2" office:value-type="string" calcext:value-type="string">
            <text:p>┐</text:p>
          </table:table-cell>
          <table:table-cell table:style-name="ce2"/>
          <table:table-cell table:style-name="ce2" office:value-type="string" calcext:value-type="string">
            <text:p>┌</text:p>
          </table:table-cell>
          <table:table-cell table:style-name="ce2" office:value-type="string" calcext:value-type="string">
            <text:p>┐</text:p>
          </table:table-cell>
          <table:table-cell table:style-name="ce2"/>
          <table:table-cell table:style-name="ce5" office:value-type="string" calcext:value-type="string">
            <text:p>┌</text:p>
          </table:table-cell>
          <table:table-cell table:style-name="ce2" office:value-type="string" calcext:value-type="string">
            <text:p>┐</text:p>
          </table:table-cell>
          <table:table-cell table:style-name="ce2"/>
          <table:table-cell table:style-name="ce26" office:value-type="string" calcext:value-type="string">
            <text:p>│</text:p>
          </table:table-cell>
          <table:table-cell/>
          <table:table-cell table:style-name="ce10"/>
          <table:table-cell table:number-columns-repeated="5"/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−</text:p>
          </table:table-cell>
          <table:table-cell table:style-name="ce5" office:value-type="string" calcext:value-type="string">
            <text:p>−</text:p>
          </table:table-cell>
          <table:table-cell table:number-columns-repeated="2" table:style-name="ce2" office:value-type="string" calcext:value-type="string">
            <text:p>−</text:p>
          </table:table-cell>
          <table:table-cell table:style-name="ce5" office:value-type="string" calcext:value-type="string">
            <text:p>−</text:p>
          </table:table-cell>
          <table:table-cell table:number-columns-repeated="2" table:style-name="ce2" office:value-type="string" calcext:value-type="string">
            <text:p>−</text:p>
          </table:table-cell>
          <table:table-cell table:style-name="ce27" office:value-type="string" calcext:value-type="string">
            <text:p>┘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2" office:value-type="string" calcext:value-type="string">
            <text:p>│</text:p>
          </table:table-cell>
          <table:table-cell table:style-name="ce2"/>
          <table:table-cell table:number-columns-repeated="2" table:style-name="ce2" office:value-type="string" calcext:value-type="string">
            <text:p>│</text:p>
          </table:table-cell>
          <table:table-cell table:style-name="ce2"/>
          <table:table-cell table:number-columns-repeated="2" table:style-name="ce2" office:value-type="string" calcext:value-type="string">
            <text:p>│</text:p>
          </table:table-cell>
          <table:table-cell table:style-name="ce2" office:value-type="string" calcext:value-type="string">
            <text:p>=</text:p>
          </table:table-cell>
          <table:table-cell table:style-name="ce23" office:value-type="string" calcext:value-type="string">
            <text:p>│</text:p>
          </table:table-cell>
          <table:table-cell/>
          <table:table-cell table:style-name="ce10"/>
          <table:table-cell table:number-columns-repeated="13"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number-columns-repeated="2"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3" office:value-type="string" calcext:value-type="string">
            <text:p>│</text:p>
          </table:table-cell>
          <table:table-cell/>
          <table:table-cell table:style-name="ce10"/>
          <table:table-cell table:number-columns-repeated="13"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=</text:p>
          </table:table-cell>
          <table:table-cell table:style-name="ce3" office:value-type="string" calcext:value-type="string">
            <text:p>┘</text:p>
          </table:table-cell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−</text:p>
          </table:table-cell>
          <table:table-cell table:style-name="ce3" office:value-type="string" calcext:value-type="string">
            <text:p>┘</text:p>
          </table:table-cell>
          <table:table-cell table:style-name="ce2" office:value-type="string" calcext:value-type="string">
            <text:p>└</text:p>
          </table:table-cell>
          <table:table-cell table:style-name="ce2" office:value-type="string" calcext:value-type="string">
            <text:p>−</text:p>
          </table:table-cell>
          <table:table-cell table:style-name="ce27" office:value-type="string" calcext:value-type="string">
            <text:p>┘</text:p>
          </table:table-cell>
          <table:table-cell/>
          <table:table-cell table:style-name="ce10"/>
          <table:table-cell table:number-columns-repeated="13"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2" office:value-type="string" calcext:value-type="string">
            <text:p>│</text:p>
          </table:table-cell>
          <table:table-cell table:style-name="ce2"/>
          <table:table-cell table:style-name="ce2" office:value-type="string" calcext:value-type="string">
            <text:p>│</text:p>
          </table:table-cell>
          <table:table-cell table:number-columns-repeated="5"/>
          <table:table-cell table:style-name="ce25"/>
          <table:table-cell/>
          <table:table-cell table:style-name="ce10"/>
          <table:table-cell table:number-columns-repeated="13"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10"/>
          <table:table-cell table:number-columns-repeated="5"/>
          <table:table-cell table:style-name="ce2" office:value-type="string" calcext:value-type="string">
            <text:p>│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│</text:p>
          </table:table-cell>
          <table:table-cell table:number-columns-repeated="5"/>
          <table:table-cell table:style-name="ce25"/>
          <table:table-cell/>
          <table:table-cell table:style-name="ce10"/>
          <table:table-cell table:number-columns-repeated="13"/>
          <table:table-cell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style-name="ce14" table:number-columns-repeated="5"/>
          <table:table-cell table:style-name="ce19" office:value-type="string" calcext:value-type="string">
            <text:p>└</text:p>
          </table:table-cell>
          <table:table-cell table:style-name="ce19" office:value-type="string" calcext:value-type="string">
            <text:p>−</text:p>
          </table:table-cell>
          <table:table-cell table:style-name="ce20" office:value-type="string" calcext:value-type="string">
            <text:p>┘</text:p>
          </table:table-cell>
          <table:table-cell table:style-name="ce14" table:number-columns-repeated="5"/>
          <table:table-cell table:style-name="ce28"/>
          <table:table-cell/>
          <table:table-cell table:style-name="ce11"/>
          <table:table-cell table:style-name="ce14" table:number-columns-repeated="13"/>
          <table:table-cell table:style-name="ce28"/>
          <table:table-cell table:number-columns-repeated="99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2:01:58.355668517</meta:creation-date>
    <dc:date>2023-05-03T12:32:54.099760365</dc:date>
    <meta:editing-duration>PT32M15S</meta:editing-duration>
    <meta:editing-cycles>2</meta:editing-cycles>
    <meta:generator>LibreOffice/7.3.7.2$Linux_X86_64 LibreOffice_project/30$Build-2</meta:generator>
    <meta:document-statistic meta:table-count="1" meta:cell-count="167" meta:object-count="0"/>
  </office:meta>
</office:document-meta>
</file>